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93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6.9917in"/>
    </style:style>
    <style:style style:name="co6" style:family="table-column">
      <style:table-column-properties fo:break-before="auto" style:column-width="2.5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5.9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Type1</text:p>
          </table:table-cell>
          <table:table-cell table:style-name="ce3" office:value-type="string" calcext:value-type="string">
            <text:p>Type2</text:p>
          </table:table-cell>
          <table:table-cell table:style-name="ce3" office:value-type="string" calcext:value-type="string">
            <text:p>Platform Dependency</text:p>
          </table:table-cell>
          <table:table-cell table:style-name="ce5" office:value-type="string" calcext:value-type="string">
            <text:p>Library Dependencies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ort Status</text:p>
          </table:table-cell>
          <table:table-cell table:style-name="ce1" office:value-type="string" calcext:value-type="string">
            <text:p>Test Status</text:p>
          </table:table-cell>
        </table:table-row>
        <table:table-row table:style-name="ro1">
          <table:table-cell office:value-type="string" calcext:value-type="string">
            <text:p>ACAG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LJA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ARRLDXCW_USDX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rlDx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rlFd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rlSS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CQWWCW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CWOPS.LIS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WOPS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WSST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llLst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st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ndTypes, Station, StnColl, MyStn, Ini, Log, System.Classes, ExchFields, MovAvg, Mixers, VolumCtl, DxS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WW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qWpx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DXCC.LIS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XCC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Generics.Collections, Classes</text:p>
          </table:table-cell>
          <table:table-cell office:value-type="string" calcext:value-type="string">
            <text:p>DXCC data and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ExchContest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xOper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St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tation, Qsb, DxOper, SndTy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Fields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Class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GOTA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HstResults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IARU_HF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aruHf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i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ExchFields, IniFil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RL_ACAG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JARL_ALLJA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K1USNSST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LICENSE.md</text:p>
          </table:table-cell>
          <table:table-cell office:value-type="string" calcext:value-type="string">
            <text:p>Documentatio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ystem.UITypes, Classes, ExtCtrl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STER.DTA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RCE.groupproj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elphi Project</text:p>
          </table:table-cell>
          <table:table-cell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ain.dfm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UI/Graphical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i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, Messages, Classes, Graphics, Controls, Forms, Buttons, SndCustm, SndOut, Contest, Ini, VolmSldr, VolumCtl, StdCtrls, Station, Menus, ExtCtrls, ComCtrls, Spin, SndTypes, WavFile, ExchFields, System.ImageList, Vcl.ToolWin, Vcl.ImgList;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cmds</text:p>
          </table:table-cell>
          <table:table-cell office:value-type="string" calcext:value-type="string">
            <text:p>Build Artifac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deployproj</text:p>
          </table:table-cell>
          <table:table-cell office:value-type="string" calcext:value-type="string">
            <text:p>Build Artifac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dpr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elphi Project</text:p>
          </table:table-cell>
          <table:table-cell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dproj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elphi Project</text:p>
          </table:table-cell>
          <table:table-cell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ico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lst</text:p>
          </table:table-cell>
          <table:table-cell office:value-type="string" calcext:value-type="string">
            <text:p>Build Artifac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.otares</text:p>
          </table:table-cell>
          <table:table-cell office:value-type="string" calcext:value-type="string">
            <text:p>Build Artifac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16.bmp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171a.pdf</text:p>
          </table:table-cell>
          <table:table-cell office:value-type="string" calcext:value-type="string">
            <text:p>Documentatio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32.bmp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_Icon.ico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_Icon1.ico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_Icon2.ico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_Icon3.ico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orseRunner_Icon4.ico</text:p>
          </table:table-cell>
          <table:table-cell office:value-type="string" calcext:value-type="string">
            <text:p>Resourc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ySt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tation, Classes, SndTyp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QPCW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Qp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test Module</text:p>
          </table:table-cell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PerlRegEx/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latform-independ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rmSt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rovides QRM man-made inter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St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rovides QRN atmospheric 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QuickAvg, SndTyp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ADME.md</text:p>
          </table:table-cell>
          <table:table-cell office:value-type="string" calcext:value-type="string">
            <text:p>Documentatio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Readme.txt</text:p>
          </table:table-cell>
          <table:table-cell office:value-type="string" calcext:value-type="string">
            <text:p>Documentatio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ndFunc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ysUtils, Math, SndTypes, Ini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SCW.txt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/A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ScoreDlg.dfm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UI/Graphical</text:p>
          </table:table-cell>
          <table:table-cell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ScoreDlg.pa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UI/Graphical</text:p>
          </table:table-cell>
          <table:table-cell office:value-type="string" calcext:value-type="string">
            <text:p>Windows</text:p>
          </table:table-cell>
          <table:table-cell table:style-name="Default"/>
          <table:table-cell office:value-type="string" calcext:value-type="string">
            <text:p>Score dialog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NRGe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Generics.Collections, Ini</text:p>
          </table:table-cell>
          <table:table-cell office:value-type="string" calcext:value-type="string">
            <text:p>Serial number generation ut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Classes, SndTypes, ExchFields, 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nColl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SysUtils, Classes, Station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/DxOperTest.pas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<text:span text:style-name="T1">Test/</text:span>LexerTest.pas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<text:span text:style-name="T1">Test/</text:span>MySSExchTest.pas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<text:span text:style-name="T1">Test/</text:span>SSExchParserTest.pas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<text:span text:style-name="T1">Test/</text:span>SSLexerTest.pas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<text:span text:style-name="T1">Test/</text:span>UnitTests.dpr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<text:span text:style-name="T1">Test/</text:span>UnitTests.dproj</text:p>
          </table:table-cell>
          <table:table-cell office:value-type="string" calcext:value-type="string">
            <text:p>Unit Tes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il/ArrlSections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Generics.Coll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Util/</text:span>Lexer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Generics.Defaults, Generics.Collections, SysUtils, PerlReg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Util/</text:span>SSExchParser.pa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latform-independent</text:p>
          </table:table-cell>
          <table:table-cell office:value-type="string" calcext:value-type="string">
            <text:p>Lexer, System.Generics.Collections, System.Classes, PerlReg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L/BaseComp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Crc32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<text:span text:style-name="T1">VCL/</text:span>FarnsKeyer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Mixers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MorseKey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MorseRunnerVcl.dpk</text:p>
          </table:table-cell>
          <table:table-cell office:value-type="string" calcext:value-type="string">
            <text:p>VCL Audio Package</text:p>
          </table:table-cell>
          <table:table-cell office:value-type="string" calcext:value-type="string">
            <text:p>Delphi Package File</text:p>
          </table:table-cell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MorseRunnerVcl.dproj</text:p>
          </table:table-cell>
          <table:table-cell office:value-type="string" calcext:value-type="string">
            <text:p>VCL Audio Package</text:p>
          </table:table-cell>
          <table:table-cell office:value-type="string" calcext:value-type="string">
            <text:p>Delphi Project File</text:p>
          </table:table-cell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MorseTbl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MovAvg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PermHint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QuickAvg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SndCustm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SndOut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SndTypes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Platform-independ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VolmSldr.dcr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VolmSldr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VolumCtl.dcr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VolumCtl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VCL/</text:span>WavFile.pas</text:p>
          </table:table-cell>
          <table:table-cell office:value-type="string" calcext:value-type="string">
            <text:p>VCL Audio Package</text:p>
          </table:table-cell>
          <table:table-cell/>
          <table:table-cell office:value-type="string" calcext:value-type="string">
            <text:p>Windows</text:p>
          </table:table-cell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manifest.xm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elphi Project</text:p>
          </table:table-cell>
          <table:table-cell/>
          <table:table-cell table:style-name="Default"/>
          <table:table-cell table:number-columns-repeated="3"/>
        </table:table-row>
        <table:table-row table:style-name="ro1" table:visibility="filter">
          <table:table-cell office:value-type="string" calcext:value-type="string">
            <text:p>tools</text:p>
          </table:table-cell>
          <table:table-cell office:value-type="string" calcext:value-type="string">
            <text:p>Build Tools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I Elements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## Code hierarchy (by responsibilit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Main window and dialo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Main.pas (+ Main.df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ScoreDlg.pas (+ ScoreDlg.df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Ini.pas (settings/load-sav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Core dom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Contest framewor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Contest.pas (bas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DualExchContest.pas (dual‑exchange base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4"/>- Concrete contest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6"/>- ACAG.pas, ALLJA.p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6"/>- ArrlDx.pas, ArrlFd.pas, ArrlSS.p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6"/>- CqWW.pas, CqWpx.p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6"/>- CWOPS.pas, CWSST.p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6"/>- IaruHf.pas, NaQp.pas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2"/>- Station and operator mod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Station.pas (local statio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MyStn.pas (my station setting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DxStn.pas (DX station mod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DxOper.pas (operator behavior/log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StnColl.pas (collections/lookup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2"/>- Exchange and par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ExchFields.pas (field def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Util/SSExchParser.pas (par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Util/Lexer.pas (lex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Util/ArrlSections.pas (ARRL sections da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PerlRegEx/ (PCRE binding used by parsers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2"/>- Callsign/prefix and data li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CallLst.p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DXCC.pas (+ DXCC.LIS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Contest resource files (CQWWCW.txt, IARU_HF.txt, NAQPCW.txt, JARL_*.TXT, etc.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2"/>- Scoring/logg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Log.pas (QSO log, score table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2"/>- Propagation/noise/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Qsb.pas (fadin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QrnStn.pas (QR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QrmStn.pas (QRM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<text:s text:c="2"/>- Utilit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RndFunc.pas (random/helper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 SerNRGen.pas (serial number generator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- Audio/Morse (VCL subpackag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VCL/MorseKey.pas, FarnsKeyer.pas (keying/timin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VCL/Mixers.pas, SndOut.pas, SndTypes.pas (audio ou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VCL/WavFile.pas (record/play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VCL/Crc32.pas (utility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Te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Test/* (DxOperTest.pas, LexerTest.pas, SSExchParserTest.pas, etc.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App entry and pro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MorseRunner.dpr/.dproj, manifest.xml, resources/ic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igh-level f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Main.pas orchestrates UI → selects/creates a Contest (Contest.pas + specific contest uni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Loads station/settings (MyStn.pas, Station.pas), data (CallLst/DXCC, contest tx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Runs simulation via DxOper/DxStn (+ QSB/QRM/QRN effects), plays audio (VCL/*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Parses/validates exchanges (Util/*), logs/scored in Log.pas, shows ScoreDlg.</text:p>
          </table:table-cell>
        </table:table-row>
      </table:table>
      <table:named-expressions/>
      <table:database-ranges>
        <table:database-range table:name="__Anonymous_Sheet_DB__0" table:target-range-address="Files.A1:Files.F97" table:display-filter-buttons="true">
          <table:filter>
            <table:filter-and>
              <table:filter-condition table:value="Core" table:operator="=" table:field-number="1">
                <table:filter-set-item table:value="Core"/>
                <table:filter-set-item table:value="Utility"/>
                <table:filter-set-item table:value="VCL Audio Packag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20:43:39.677583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04:24:02.636438400</meta:creation-date>
    <dc:date>2025-10-23T08:46:02.447990476</dc:date>
    <meta:editing-duration>PT12H10M4S</meta:editing-duration>
    <meta:editing-cycles>17</meta:editing-cycles>
    <meta:generator>LibreOffice/24.2.7.2$Linux_X86_64 LibreOffice_project/420$Build-2</meta:generator>
    <meta:document-statistic meta:table-count="3" meta:cell-count="390" meta:object-count="0"/>
  </office:meta>
</office:document-meta>
</file>